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center" style:justify-single-word="false"/>
      <style:text-properties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_DdeLink__119_1550023371"/><text:bookmark-start text:name="__DdeLink__100_1550023371"/>Cahier des charges:<text:bookmark-end text:name="__DdeLink__100_1550023371"/> PPE2 InRealGame</text:p>
      <text:p text:style-name="P2"/>
      <text:p text:style-name="P2"><text:s/></text:p>
      <text:p text:style-name="P3"><text:tab/>Afin d'offrire plusieurs moyuns d'accés à son réseau social, le client Blizzard demande au prestataire Sofracs la création d'un programme JAVA permetant d'acceder à certaines fonctionnalités du réseau social.</text:p>
      <text:p text:style-name="P3"/>
      <text:p text:style-name="P4">Objectif Logiciel :</text:p>
      <text:p text:style-name="P1"><text:tab/>L'objectif est d'offrire la possibilité aux utilisateurs de la plateforme InRealGame d'acceder aux contenue du réseau social de plusieurs manière differente. Le programme devra également offrir la possibilité d'accéder à certaines fonctionnalités du réseau social présent en ligne.</text:p>
      <text:p text:style-name="P1"/>
      <text:p text:style-name="P4">Public visé :</text:p>
      <text:p text:style-name="P1"><text:tab/>Les utilisateurs du réseau social seront invité à se diriger si ils le souhaitent vers l'application Java. Le public visé est donc constitué de joueurs client de Blizzard mais également d'autres joueurs de MMORPG qui souhaiterait utiliser la palteforme.</text:p>
      <text:p text:style-name="P1"/>
      <text:p text:style-name="P4">Langages de programmation utilisé :</text:p>
      <text:p text:style-name="P1"><text:tab/>Pour réaliser le logiciel en question le choi c'est porté sur le language Java. La partie graphique sera géré grace à la Bibliothéque Swing. La base de donnée MySql utilisé sera la même que la base de donnée du réseau social en ligne.</text:p>
      <text:p text:style-name="P1"/>
      <text:p text:style-name="P4">Contrainte :</text:p>
      <text:p text:style-name="P1"><text:tab/>Les termes du cahiers des charges stipulent que le logiciel doit étre livrés dans une premiere version d'essaie (beta) dans une période de 4 mois. Pour cela un budget de 40M pièce d'or sera livré.</text:p>
      <text:p text:style-name="P1"/>
      <text:p text:style-name="P4">Fonctionnalités :</text:p>
      <text:p text:style-name="P1"><text:tab/><text:span text:style-name="T1">Cotés utilisateur :</text:span></text:p>
      <text:p text:style-name="P1"><text:tab/><text:tab/>Chaque membres devra pouvoir s'identifier via un nom d'utilisateurs unique et s’authentifier via un mot de passe. Une foi le compte créer et que l'utilisateur est authentifier, <text:s/>il pourra compléter son profile, postuler à une guilde ou en créer une.</text:p>
      <text:p text:style-name="P1"><text:tab/>Les utilisateurs peuvent créer autant de guildes et postuler chez autant de guildes qu'ils le souhaitent.</text:p>
      <text:p text:style-name="P1"/>
      <text:p text:style-name="P1"><text:tab/><text:span text:style-name="T1">Cotés Maitre de Guilde :</text:span></text:p>
      <text:p text:style-name="P1"><text:tab/>Une fois la guilde créé, le joueur peu administrer sa guild et avoir accès à certaine partie du système de gestion de la guilde. Ce système incluant:</text:p>
      <text:p text:style-name="P1">-La gestion des candidatures : Les membres pourront postuler pour intégrer la guilde en envoyant un formulaire composé d'un texte récapitulant de ses motivations et d'un titre. Une fois la candidature envoyé le maître de guilde pourra accepter ou non la candidature et intégrer le membre à la guilde.</text:p>
      <text:p text:style-name="P1"><text:soft-page-break/>-La gestion du planning et des événements : Le panneau de navigation de la guilde contient un bouton amenant à la gestion du planning et des événements. Une fois sur la page de guilde les </text:p>
      <text:p text:style-name="P1"/>
      <text:p text:style-name="P1"><text:tab/><text:span text:style-name="T1">Cotés Membre de Guilde :</text:span></text:p>
      <text:p text:style-name="P1"><text:tab/>Une fois a guilde rejoint les membres peuvent publier un message sur la page générale de la guilde. Cette outils est mis à disposition pour faire passer des messages important comme des rappelles de réunion, d'évenement ou des demandes spécifique.</text:p>
      <text:p text:style-name="P1"/>
      <text:p text:style-name="P1"><text:tab/>Les membres peuvent également s'inscrire à un évenement. </text:p>
      <text:p text:style-name="P2"><text:bookmark-end text:name="__DdeLink__119_15500233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6T12:04:02.866000000</meta:creation-date>
    <meta:editing-duration>PT2H1M19S</meta:editing-duration>
    <meta:editing-cycles>9</meta:editing-cycles>
    <meta:generator>OpenOffice/4.1.1$Win32 OpenOffice.org_project/411m6$Build-9775</meta:generator>
    <dc:date>2015-05-15T21:28:13.51</dc:date>
    <meta:document-statistic meta:table-count="0" meta:image-count="0" meta:object-count="0" meta:page-count="2" meta:paragraph-count="22" meta:word-count="432" meta:character-count="2680"/>
    <meta:user-defined meta:name="Info 1"/>
    <meta:user-defined meta:name="Info 2"/>
    <meta:user-defined meta:name="Info 3"/>
    <meta:user-defined meta:name="Info 4"/>
  </office:meta>
</office:document-meta>
</file>